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co6" style:family="table-column">
      <style:table-column-properties fo:break-before="auto" style:column-width="113.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office:value-type="string" calcext:value-type="string">
            <text:p>No es necesario el modo BCD porque la NES no lo implementa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style-name="ce5"/>
          <table:table-cell office:value-type="string" calcext:value-type="string">
            <text:p>No es necesario el modo BCD porque la NES no lo implement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style-name="ce5"/>
          <table:table-cell table:number-columns-repeated="1021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1:24:35.791073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0M52S</meta:editing-duration>
    <meta:editing-cycles>20</meta:editing-cycles>
    <meta:generator>LibreOffice/4.4.2.2$Linux_X86_64 LibreOffice_project/40m0$Build-2</meta:generator>
    <dc:date>2015-04-02T11:47:06.236935089</dc:date>
    <meta:document-statistic meta:table-count="3" meta:cell-count="212" meta:object-count="0"/>
    <meta:user-defined meta:name="Info 1"/>
    <meta:user-defined meta:name="Info 2"/>
    <meta:user-defined meta:name="Info 3"/>
    <meta:user-defined meta:name="Info 4"/>
  </office:meta>
</office:document-meta>
</file>